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9b7" officeooo:paragraph-rsid="001769b7"/>
    </style:style>
    <style:style style:name="P2" style:family="paragraph" style:parent-style-name="Standard" style:list-style-name="L1">
      <style:text-properties officeooo:rsid="001769b7" officeooo:paragraph-rsid="001769b7"/>
    </style:style>
    <style:style style:name="P3" style:family="paragraph" style:parent-style-name="Standard">
      <style:text-properties officeooo:rsid="00195428" officeooo:paragraph-rsid="00195428"/>
    </style:style>
    <style:style style:name="P4" style:family="paragraph" style:parent-style-name="Standard" style:list-style-name="L2">
      <style:text-properties officeooo:rsid="00195428" officeooo:paragraph-rsid="00195428"/>
    </style:style>
    <style:style style:name="P5" style:family="paragraph" style:parent-style-name="Standard" style:list-style-name="L2">
      <style:text-properties officeooo:rsid="0019a21e" officeooo:paragraph-rsid="0019a21e"/>
    </style:style>
    <style:style style:name="T1" style:family="text">
      <style:text-properties officeooo:rsid="0019a2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ún el artículo 208 del Código Penal, una injuria es la acción o expresión que lesionan la dignidad de otra persona, menoscabando su fama o atentando contra su porpia estimación. Sólamente serán constitutivas de delito las injurias, que por su naturaleza, efectos y circunstancias, sean tenidas en el concepto público graves.</text:p>
      <text:p text:style-name="P1"/>
      <text:p text:style-name="P1">A parte del código nombrado anteriormete, hay varios artículos relacionados con los delitos informáticos de injuria o amenaza. Entre los que destacan:</text:p>
      <text:list xml:id="list2675592092" text:style-name="L1">
        <text:list-item>
          <text:p text:style-name="P2">169: Este artíclo tiene que ver con alquien que amezance a otro con causarle a él, a su familia o a otras personas con als que esté vinculado un mal que constituya delitos de homicidio, lesiones, etc.</text:p>
        </text:list-item>
        <text:list-item>
          <text:p text:style-name="P2">170: Si las amenazas de un mal que constituyen un delito fuesen dirigidas a atemorizar a las de una población, grupo étnico o a un amplio grupo de personas y tuvieran la gravedad necesaria para conseguirlo.</text:p>
        </text:list-item>
        <text:list-item>
          <text:p text:style-name="P2">171: Si alguien exige una cantidad o recompensa bajo amenaza de revelar o difundir hecho referentes a su vida o relaciones familiares que no sean públicamente conocidos y puedan afectar a su fama, crédito o interés.</text:p>
        </text:list-item>
        <text:list-item>
          <text:p text:style-name="P2">209: Este artículo está relacionado con las injurias graves hechas con publicidad.</text:p>
        </text:list-item>
      </text:list>
      <text:p text:style-name="P1"/>
      <text:p text:style-name="P3">Con respecto al ciberbulling, hay que decir que los principales delitos de éste son las amenazas, las coacciones, injurias o calumnias.</text:p>
      <text:list xml:id="list3827553733" text:style-name="L2">
        <text:list-item>
          <text:p text:style-name="P4">Amenzas: Se encuentran reguladas en los artículos 169 y 171 del código penal. Los elementos principales que reqioeren la comisión de este delito son:</text:p>
          <text:list>
            <text:list-item>
              <text:p text:style-name="P4">Existencia de una amenaza.</text:p>
            </text:list-item>
            <text:list-item>
              <text:p text:style-name="P4">Que la amenaza consista en causar un mal</text:p>
            </text:list-item>
            <text:list-item>
              <text:p text:style-name="P4">Existencia de una condición para no causar dicho mal.</text:p>
            </text:list-item>
          </text:list>
        </text:list-item>
        <text:list-item>
          <text:p text:style-name="P4">Injurias: Vienen reguladas en los artículos 205 y 207 del Código Penal. Los elementos principales para que podamos encontrarnos con injurias son:</text:p>
          <text:list>
            <text:list-item>
              <text:p text:style-name="P4">Existencia de una accion o expresión <text:span text:style-name="T1">que perjudique a una persona.</text:span></text:p>
            </text:list-item>
            <text:list-item>
              <text:p text:style-name="P5">Expresión que lesione la dignidad o fama de una persona.</text:p>
            </text:list-item>
          </text:list>
        </text:list-item>
        <text:list-item>
          <text:p text:style-name="P4">Coacciones: Las coacciones vienen reguladas en el artículo 172 del Código Penal.</text:p>
        </text:list-item>
        <text:list-item>
          <text:p text:style-name="P5">Calumnias: Las calumnias se encuentran reguladas en los artículos 208 y 210 del Código Pe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7:15:07.034962209</meta:creation-date>
    <dc:date>2017-05-07T17:38:45.691781385</dc:date>
    <meta:editing-duration>PT1M37S</meta:editing-duration>
    <meta:editing-cycles>1</meta:editing-cycles>
    <meta:document-statistic meta:table-count="0" meta:image-count="0" meta:object-count="0" meta:page-count="1" meta:paragraph-count="16" meta:word-count="343" meta:character-count="2036" meta:non-whitespace-character-count="1722"/>
    <meta:generator>LibreOffice/5.3.2.2$Linux_X86_64 LibreOffice_project/30m0$Build-2</meta:generator>
  </office:meta>
</office:document-meta>
</file>